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20.644cm" fo:min-width="29.094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4.342cm" fo:min-width="6.631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4.342cm" fo:min-width="6.738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7.38cm" fo:min-width="7.382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2.683cm" fo:min-width="21.106cm" fo:padding-top="0.178cm" fo:padding-bottom="0.178cm" fo:padding-left="0.303cm" fo:padding-right="0.303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8.762cm" fo:min-width="9.848cm" fo:padding-top="0.178cm" fo:padding-bottom="0.178cm" fo:padding-left="0.303cm" fo:padding-right="0.303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2.592cm" fo:min-width="12.655cm" fo:padding-top="0.178cm" fo:padding-bottom="0.178cm" fo:padding-left="0.303cm" fo:padding-right="0.303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3.788cm" fo:min-width="9.848cm" fo:padding-top="0.178cm" fo:padding-bottom="0.178cm" fo:padding-left="0.303cm" fo:padding-right="0.303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4.342cm" fo:min-width="4.755cm" fo:padding-top="0.178cm" fo:padding-bottom="0.178cm" fo:padding-left="0.303cm" fo:padding-right="0.303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2.592cm" fo:min-width="7.96cm" fo:padding-top="0.178cm" fo:padding-bottom="0.178cm" fo:padding-left="0.303cm" fo:padding-right="0.303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3.788cm" fo:min-width="4.755cm" fo:padding-top="0.178cm" fo:padding-bottom="0.178cm" fo:padding-left="0.303cm" fo:padding-right="0.303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1.578cm" fo:min-width="4.755cm" fo:padding-top="0.178cm" fo:padding-bottom="0.178cm" fo:padding-left="0.303cm" fo:padding-right="0.303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12.908cm" fo:min-width="7.435cm" fo:padding-top="0.178cm" fo:padding-bottom="0.178cm" fo:padding-left="0.303cm" fo:padding-right="0.303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4.342cm" fo:min-width="2.289cm" fo:padding-top="0.178cm" fo:padding-bottom="0.178cm" fo:padding-left="0.303cm" fo:padding-right="0.303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2.13cm" fo:min-width="4.755cm" fo:padding-top="0.178cm" fo:padding-bottom="0.178cm" fo:padding-left="0.303cm" fo:padding-right="0.303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072cm" fo:min-width="0.787cm" loext:decorative="false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591cm" fo:min-width="0.825cm" loext:decorative="false"/>
    </style:style>
    <style:style style:name="gr1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03cm" fo:min-width="1.376cm" loext:decorative="false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86cm" fo:min-width="1.434cm" loext:decorative="false"/>
    </style:style>
    <style:style style:name="gr20" style:family="graphic" style:parent-style-name="standard">
      <style:graphic-properties svg:stroke-color="#ffffff" draw:textarea-vertical-align="middle" loext:decorative="false"/>
    </style:style>
    <style:style style:name="gr2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  <style:text-properties fo:font-size="19.7999992370605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9.7999992370605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9.7cm" svg:height="21cm" svg:x="0.053cm" svg:y="0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37cm" svg:height="4.698cm" svg:x="0.002cm" svg:y="0.002cm">
          <text:p text:style-name="P2">Mathe (Nr: 1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37cm" svg:height="4.698cm" svg:x="7.182cm" svg:y="0.002cm">
          <text:p text:style-name="P2">Deutsch (Nr: 2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44cm" svg:height="4.698cm" svg:x="14.365cm" svg:y="0.002cm">
          <text:p text:style-name="P2">Biologie (Nr: 3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988cm" svg:height="7.736cm" svg:x="21.711cm" svg:y="0.002cm">
          <text:p text:style-name="P2">Lehrerzimmer</text:p>
          <text:p text:style-name="P2">(Nr: 4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1.712cm" svg:height="3.039cm" svg:x="0.002cm" svg:y="4.696cm">
          <text:p text:style-name="P2">Flu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454cm" svg:height="9.118cm" svg:x="0.002cm" svg:y="7.736cm">
          <text:p text:style-name="P2">Aula</text:p>
          <text:p text:style-name="P2">(Nr: 5)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3.261cm" svg:height="2.948cm" draw:transform="skewX (0.000349065850398866) rotate (-1.5688764646177) translate (13.401cm 7.736cm)">
          <text:p text:style-name="P2">Flu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0.454cm" svg:height="4.144cm" svg:x="0.002cm" svg:y="16.853cm">
          <text:p text:style-name="P2">Besprechungsraum</text:p>
          <text:p text:style-name="P2">(Nr: 8)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361cm" svg:height="4.698cm" svg:x="13.401cm" svg:y="7.736cm">
          <text:p text:style-name="P2">Astronomie</text:p>
          <text:p text:style-name="P2">(Nr: 6)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566cm" svg:height="2.948cm" draw:transform="rotate (-1.5692255304681) translate (21.695cm 12.43cm)">
          <text:p text:style-name="P2">Flur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361cm" svg:height="4.144cm" svg:x="13.401cm" svg:y="16.853cm">
          <text:p text:style-name="P2">Geschichte</text:p>
          <text:p text:style-name="P2">(Nr: 7)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361cm" svg:height="1.934cm" svg:x="13.401cm" svg:y="12.433cm">
          <text:p text:style-name="P2">WC</text:p>
          <text:p text:style-name="P2">(Nr: 6)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8.041cm" svg:height="13.264cm" svg:x="21.71cm" svg:y="7.736cm">
          <text:p text:style-name="P2">Mensa</text:p>
          <text:p text:style-name="P2">(Nr: 9)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895cm" svg:height="4.698cm" svg:x="18.761cm" svg:y="7.736cm">
          <text:p text:style-name="P2">Direk - tor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5.361cm" svg:height="2.486cm" svg:x="13.401cm" svg:y="14.367cm">
          <text:p text:style-name="P2">Flur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87cm" svg:height="2.322cm" svg:x="12.865cm" svg:y="14.45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87cm" svg:height="2.322cm" svg:x="18.011cm" svg:y="14.4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325cm" svg:height="2.841cm" draw:transform="skewX (-0.00139626340159546) rotate (1.5707963267949) translate (10.506cm 8.251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876cm" svg:height="0.553cm" svg:x="4.555cm" svg:y="4.4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876cm" svg:height="0.553cm" svg:x="11.793cm" svg:y="4.4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876cm" svg:height="0.553cm" svg:x="19.03cm" svg:y="4.4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21.603cm 7.182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21.442cm 14.919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21.442cm 20.446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18.494cm 19.617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13.133cm 11.88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10.184cm 11.88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10.184cm 13.81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876cm" svg:height="0.553cm" svg:x="13.133cm" svg:y="13.53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876cm" svg:height="0.553cm" svg:x="13.133cm" svg:y="12.709cm">
          <text:p/>
          <draw:enhanced-geometry svg:viewBox="0 0 21600 21600" draw:type="rectangle" draw:enhanced-path="M 0 0 L 21600 0 21600 21600 0 21600 0 0 Z N"/>
        </draw:custom-shape>
        <draw:connector draw:style-name="gr20" draw:text-style-name="P4" draw:layer="layout" svg:x1="14.249cm" svg:y1="13.749cm" svg:x2="12.75cm" svg:y2="12.25cm" svg:d="M14249 13749v-749h-1499v-750" svg:viewBox="0 0 1500 1500">
          <text:p/>
        </draw:connector>
        <draw:line draw:style-name="gr21" draw:text-style-name="P5" draw:layer="layout" svg:x1="13.401cm" svg:y1="13.362cm" svg:x2="18.762cm" svg:y2="13.362cm">
          <text:p/>
        </draw:line>
        <draw:custom-shape draw:style-name="gr19" draw:text-style-name="P1" draw:layer="layout" svg:width="1.934cm" svg:height="0.536cm" draw:transform="rotate (1.5707963267949) translate (10.184cm 19.893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19.566cm 13.538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34cm" svg:height="0.536cm" draw:transform="rotate (1.5707963267949) translate (20.102cm 13.53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876cm" svg:height="0.553cm" svg:x="22.515cm" svg:y="7.45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4T13:17:54.858068700</meta:creation-date>
    <dc:date>2026-03-14T18:22:21.974892600</dc:date>
    <meta:editing-duration>PT8M56S</meta:editing-duration>
    <meta:editing-cycles>2</meta:editing-cycles>
    <meta:generator>LibreOffice/25.8.5.2$Windows_X86_64 LibreOffice_project/9c8b85f387cc00a89945a79c9e6239f32e450ac2</meta:generator>
    <meta:document-statistic meta:object-count="37"/>
  </office:meta>
</office:document-meta>
</file>